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"/>
  <manifest:file-entry manifest:full-path="Pictures/100000000000011F00000067397EEB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549cm" style:rel-column-width="9825*"/>
    </style:style>
    <style:style style:name="Tableau5.C" style:family="table-column">
      <style:table-column-properties style:column-width="11.903cm" style:rel-column-width="45885*"/>
    </style:style>
    <style:style style:name="Tableau5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8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9" style:family="paragraph" style:parent-style-name="Title" style:master-page-name="">
      <style:paragraph-properties fo:margin-left="0.3cm" fo:margin-right="0.3cm" fo:margin-top="0.3cm" fo:margin-bottom="0.3cm" style:contextual-spacing="false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10" style:family="paragraph" style:parent-style-name="Title" style:master-page-name="">
      <style:paragraph-properties fo:margin-top="0.6cm" fo:margin-bottom="0.6cm" style:contextual-spacing="false" style:page-number="auto" style:shadow="none"/>
      <style:text-properties fo:color="#ffffff" fo:font-size="18pt" style:font-size-asian="18pt" style:font-size-complex="18pt"/>
    </style:style>
    <style:style style:name="P11" style:family="paragraph" style:parent-style-name="Title">
      <style:paragraph-properties fo:margin-top="0.45cm" fo:margin-bottom="0.45cm" style:contextual-spacing="false"/>
      <style:text-properties fo:color="#ffffff"/>
    </style:style>
    <style:style style:name="P12" style:family="paragraph" style:parent-style-name="Table_20_Contents">
      <style:paragraph-properties fo:margin-left="0.199cm" fo:margin-right="0cm" fo:text-indent="0cm" style:auto-text-indent="false"/>
    </style:style>
    <style:style style:name="P13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4" style:family="paragraph" style:parent-style-name="Text_20_body">
      <style:text-properties officeooo:paragraph-rsid="001f59af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paragraph-rsid="0020f81d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Table_20_Contents">
      <style:paragraph-properties fo:text-align="center" style:justify-single-word="false"/>
      <style:text-properties officeooo:paragraph-rsid="002004e7"/>
    </style:style>
    <style:style style:name="P2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2004e7"/>
    </style:style>
    <style:style style:name="P21" style:family="paragraph" style:parent-style-name="Table_20_Contents">
      <style:paragraph-properties fo:margin-left="0.199cm" fo:margin-right="0cm" fo:text-indent="0cm" style:auto-text-indent="false"/>
      <style:text-properties officeooo:paragraph-rsid="002004e7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itre_20_hors_20_contenu" style:master-page-name="Standard">
      <style:paragraph-properties style:page-number="auto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First_20_Page">
      <style:paragraph-properties style:page-number="auto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>
      <style:text-properties officeooo:paragraph-rsid="002004e7"/>
    </style:style>
    <style:style style:name="P29" style:family="paragraph" style:parent-style-name="Text_20_body">
      <style:text-properties officeooo:paragraph-rsid="0020f81d"/>
    </style:style>
    <style:style style:name="P30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2004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59af"/>
    </style:style>
    <style:style style:name="T5" style:family="text">
      <style:text-properties officeooo:rsid="002004e7"/>
    </style:style>
    <style:style style:name="T6" style:family="text">
      <style:text-properties officeooo:rsid="0020f81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11"><text:title>Demande de p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7"><text:variable-set text:name="Client" office:value-type="string">Garmir Khatch</text:variable-set> - <text:variable-set text:name="Prestataire" office:value-type="string">AmuFsi2014B</text:variable-set></text:p>
          <text:p text:style-name="P8">Référence : <text:variable-set text:name="Référence" office:value-type="string">GK-AF2014-AMO-CR-002</text:variable-set></text:p>
          <text:p text:style-name="P8">Date : <text:date style:data-style-name="N84" text:date-value="2014-02-17T11:21:44.99">2014-02-17</text:date></text:p>
          <text:p text:style-name="P8">Version : <text:user-defined style:data-style-name="N0" text:name="Numéro du document">1.2</text:user-defined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9"><text:date style:data-style-name="N106" text:date-value="2014-02-17T11:21:44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10"><text:subject>Compte rendu de réunion du 2014-02-14</text:subject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30" svg:x1="14.301cm" svg:y1="20.702cm" svg:x2="14.35cm" svg:y2="7.001cm">
        <text:p/>
      </draw:line>
      <draw:line text:anchor-type="page" text:anchor-page-number="1" draw:z-index="4" draw:style-name="gr2" draw:text-style-name="P30" svg:x1="14.3cm" svg:y1="29.701cm" svg:x2="14.304cm" svg:y2="27.7cm">
        <text:p/>
      </draw:line>
      <text:p text:style-name="P25"><draw:rect text:anchor-type="paragraph" draw:z-index="0" draw:style-name="gr1" draw:text-style-name="P30" svg:width="7.002cm" svg:height="29.701cm" svg:x="11.998cm" svg:y="-2cm"><text:p/></draw:rect></text:p>
      <text:p text:style-name="P23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5">Version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Auteur</text:p>
          </table:table-cell>
          <table:table-cell table:style-name="Tableau1.D1" office:value-type="string">
            <text:p text:style-name="P5">Sujet de la modification</text:p>
          </table:table-cell>
        </table:table-row>
        <table:table-row>
          <table:table-cell table:style-name="Tableau1.A2" office:value-type="string">
            <text:p text:style-name="P4">1.0</text:p>
          </table:table-cell>
          <table:table-cell table:style-name="Tableau1.A2" office:value-type="string">
            <text:p text:style-name="P4">2014-02-03</text:p>
          </table:table-cell>
          <table:table-cell table:style-name="Tableau1.C4" office:value-type="string">
            <text:p text:style-name="P13"><text:span text:style-name="T1">Cadon</text:span> Mehdi-Jonathan</text:p>
          </table:table-cell>
          <table:table-cell table:style-name="Tableau1.D4" office:value-type="string">
            <text:p text:style-name="P12">Création du document</text:p>
          </table:table-cell>
        </table:table-row>
        <table:table-row>
          <table:table-cell table:style-name="Tableau1.A2" office:value-type="string">
            <text:p text:style-name="P19"><text:span text:style-name="T5">1.1</text:span></text:p>
          </table:table-cell>
          <table:table-cell table:style-name="Tableau1.A2" office:value-type="string">
            <text:p text:style-name="P19">2014-02-<text:span text:style-name="T5">14</text:span></text:p>
          </table:table-cell>
          <table:table-cell table:style-name="Tableau1.A2" office:value-type="string">
            <text:p text:style-name="P20"><text:span text:style-name="T2">Toure</text:span><text:span text:style-name="T5"> Ahoua Khady</text:span></text:p>
          </table:table-cell>
          <table:table-cell table:style-name="Tableau1.D3" office:value-type="string">
            <text:p text:style-name="P21"><text:span text:style-name="T5"/></text:p>
          </table:table-cell>
        </table:table-row>
        <table:table-row>
          <table:table-cell table:style-name="Tableau1.B4" office:value-type="string">
            <text:p text:style-name="P19"><text:span text:style-name="T5">1.2</text:span></text:p>
          </table:table-cell>
          <table:table-cell table:style-name="Tableau1.B4" office:value-type="string">
            <text:p text:style-name="P19"><text:span text:style-name="T5">2014-02-17</text:span></text:p>
          </table:table-cell>
          <table:table-cell table:style-name="Tableau1.C4" office:value-type="string">
            <text:p text:style-name="P20"><text:span text:style-name="T1">Cadon</text:span> Mehdi-Jonathan</text:p>
          </table:table-cell>
          <table:table-cell table:style-name="Tableau1.D4" office:value-type="string">
            <text:p text:style-name="P12"/>
          </table:table-cell>
        </table:table-row>
      </table:table>
      <text:p text:style-name="Titre_20_hors_20_contenu">Approbation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C1" office:value-type="string">
            <text:p text:style-name="P5">Acteur(s)</text:p>
          </table:table-cell>
        </table:table-row>
        <table:table-row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C2" office:value-type="string">
            <text:p text:style-name="P13"/>
          </table:table-cell>
        </table:table-row>
      </table:table>
      <text:p text:style-name="Titre_20_hors_20_contenu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5">Version</text:p>
          </table:table-cell>
          <table:table-cell table:style-name="Tableau6.A1" office:value-type="string">
            <text:p text:style-name="P5">Date</text:p>
          </table:table-cell>
          <table:table-cell table:style-name="Tableau6.C1" office:value-type="string">
            <text:p text:style-name="P5">Acteur(s)</text:p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13"/>
          </table:table-cell>
        </table:table-row>
      </table:table>
      <text:p text:style-name="Titre_20_hors_20_contenu">Contact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&amp; prénom(s)</text:p>
          </table:table-cell>
          <table:table-cell table:style-name="Tableau2.B1" office:value-type="string">
            <text:p text:style-name="P5">E-mail(s)</text:p>
          </table:table-cell>
        </table:table-row>
        <table:table-row>
          <table:table-cell table:style-name="Tableau2.A2" office:value-type="string">
            <text:p text:style-name="P6"><text:span text:style-name="T1">Agopian</text:span> Roland</text:p>
          </table:table-cell>
          <table:table-cell table:style-name="Tableau2.B2" office:value-type="string">
            <text:p text:style-name="P6">roland.agopian@univ-amu.fr</text:p>
          </table:table-cell>
        </table:table-row>
        <table:table-row>
          <table:table-cell table:style-name="Tableau2.A3" office:value-type="string">
            <text:p text:style-name="P6"><text:span text:style-name="T1">Balde</text:span> Ibrahima Sory</text:p>
          </table:table-cell>
          <table:table-cell table:style-name="Tableau2.B7" office:value-type="string">
            <text:p text:style-name="P6">ibbaldes@yahoo.fr</text:p>
          </table:table-cell>
        </table:table-row>
        <table:table-row>
          <table:table-cell table:style-name="Tableau2.A3" office:value-type="string">
            <text:p text:style-name="P6"><text:span text:style-name="T1">Cadon</text:span> Mehdi-Jonathan</text:p>
          </table:table-cell>
          <table:table-cell table:style-name="Tableau2.B7" office:value-type="string">
            <text:p text:style-name="P6">mehdi-jonathan@hotmail.fr</text:p>
          </table:table-cell>
        </table:table-row>
        <table:table-row>
          <table:table-cell table:style-name="Tableau2.A7" office:value-type="string">
            <text:p text:style-name="P4"><text:span text:style-name="T1">Gairoard</text:span> Lionel</text:p>
          </table:table-cell>
          <table:table-cell table:style-name="Tableau2.B7" office:value-type="string">
            <text:p text:style-name="P6">lionel.gairoard@gmail.com</text:p>
          </table:table-cell>
        </table:table-row>
        <table:table-row>
          <table:table-cell table:style-name="Tableau2.A7" office:value-type="string">
            <text:p text:style-name="P4"><text:span text:style-name="T1">Pachy</text:span> Ravi</text:p>
          </table:table-cell>
          <table:table-cell table:style-name="Tableau2.B7" office:value-type="string">
            <text:p text:style-name="P6">pachy.ravi@gmail.com</text:p>
          </table:table-cell>
        </table:table-row>
        <table:table-row>
          <table:table-cell table:style-name="Tableau2.A7" office:value-type="string">
            <text:p text:style-name="P4"><text:span text:style-name="T1">Toure</text:span> Ahoua Khady</text:p>
          </table:table-cell>
          <table:table-cell table:style-name="Tableau2.B7" office:value-type="string">
            <text:p text:style-name="P6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22">Table des matières</text:p>
          </text:index-title>
          <text:p text:style-name="P15"><text:a xlink:type="simple" xlink:href="#__RefHeading__1465_435481345" text:style-name="Internet_20_link" text:visited-style-name="Internet_20_link">1. Objectifs<text:tab/>4</text:a></text:p>
          <text:p text:style-name="P15"><text:a xlink:type="simple" xlink:href="#__RefHeading__1691_1578152125" text:style-name="Internet_20_link" text:visited-style-name="Internet_20_link">2. Acteurs<text:tab/>4</text:a></text:p>
          <text:p text:style-name="P15"><text:a xlink:type="simple" xlink:href="#__RefHeading__1693_1578152125" text:style-name="Internet_20_link" text:visited-style-name="Internet_20_link">3. Points abordés<text:tab/>4</text:a></text:p>
          <text:p text:style-name="P24"><text:a xlink:type="simple" xlink:href="#__RefHeading__3600_1982924859" text:style-name="Internet_20_link" text:visited-style-name="Internet_20_link">3.1. Changements apportés au cahier de charge<text:tab/>5</text:a></text:p>
          <text:p text:style-name="P16"><text:a xlink:type="simple" xlink:href="#__RefHeading__3602_1982924859" text:style-name="Internet_20_link" text:visited-style-name="Internet_20_link">3.1.1. Contexte métier<text:tab/>5</text:a></text:p>
          <text:p text:style-name="P16"><text:a xlink:type="simple" xlink:href="#__RefHeading__3604_1982924859" text:style-name="Internet_20_link" text:visited-style-name="Internet_20_link">3.1.2. Utilisateurs et machines clientes<text:tab/>5</text:a></text:p>
          <text:p text:style-name="P16"><text:a xlink:type="simple" xlink:href="#__RefHeading__3606_1982924859" text:style-name="Internet_20_link" text:visited-style-name="Internet_20_link">3.1.3. Domaine technique<text:tab/>5</text:a></text:p>
          <text:p text:style-name="P16"><text:a xlink:type="simple" xlink:href="#__RefHeading__3608_1982924859" text:style-name="Internet_20_link" text:visited-style-name="Internet_20_link">3.1.4. Mémoire financier<text:tab/>5</text:a></text:p>
          <text:p text:style-name="P16"><text:a xlink:type="simple" xlink:href="#__RefHeading__3610_1982924859" text:style-name="Internet_20_link" text:visited-style-name="Internet_20_link">3.1.5. Norme AFNOR NF XR50-151<text:tab/>6</text:a></text:p>
          <text:p text:style-name="P24"><text:a xlink:type="simple" xlink:href="#__RefHeading__3744_1982924859" text:style-name="Internet_20_link" text:visited-style-name="Internet_20_link">3.2. Objectifs en vue de la prochaine réunion<text:tab/>6</text:a></text:p>
          <text:p text:style-name="P15"><text:a xlink:type="simple" xlink:href="#__RefHeading__3746_1982924859" text:style-name="Internet_20_link" text:visited-style-name="Internet_20_link">4. Fiche d'itération prévisionnelle<text:tab/>6</text:a></text:p>
        </text:index-body>
      </text:table-of-content>
      <text:p text:style-name="Text_20_body"/>
      <text:h text:style-name="P18" text:outline-level="1"><text:bookmark-start text:name="__RefHeading__1465_435481345"/>Objectifs<text:bookmark-end text:name="__RefHeading__1465_435481345"/></text:h>
      <text:p text:style-name="Text_20_body"><text:span text:style-name="T4">C</text:span>e document rend compte de la réunion du vendredi matin 2014-02-07, déroulée en salle CH301 du campus de Saint-Charles à Marseille de 09:15 à 10:50, entre la maîtrise d'ouvrage <text:variable-get text:name="Client">Garmir Khatch</text:variable-get> <text:span text:style-name="T4">et sa maîtrise d'ouvrage </text:span><text:variable-get text:name="Prestataire">AmuFsi2014B</text:variable-get>.</text:p>
      <text:p text:style-name="Text_20_body">À cette fin, rappelons que cette réunion se déroule dans le cadre de la demande de prestation d'assistance à maîtrise d'ouvrage (AMO) dont l'objectif est de fournir un <text:span text:style-name="T3">cahier des charges</text:span> répondant aux besoins de la maîtrise d'ouvrage.</text:p>
      <text:h text:style-name="Heading_20_1" text:outline-level="1"><text:bookmark-start text:name="__RefHeading__1691_1578152125"/>Acteurs<text:bookmark-end text:name="__RefHeading__1691_1578152125"/></text:h>
      <text:p text:style-name="Text_20_body">Étaient présents lors de la réunion (et par ordre alphabétique) :</text:p>
      <text:list xml:id="list111633207" text:style-name="L1">
        <text:list-item>
          <text:p text:style-name="P26">Représentant <text:variable-get text:name="Client">Garmir Khatch</text:variable-get> :</text:p>
          <text:list>
            <text:list-item>
              <text:p text:style-name="P26">M. <text:span text:style-name="T1">Agopian</text:span> Roland<text:tab/><text:tab/><text:span text:style-name="T6">(maîtrise d'ouvrage)</text:span></text:p>
            </text:list-item>
          </text:list>
        </text:list-item>
        <text:list-item>
          <text:p text:style-name="P26">Représentant <text:variable-get text:name="Prestataire">AmuFsi2014B</text:variable-get> :</text:p>
          <text:list>
            <text:list-item>
              <text:p text:style-name="P26">M. <text:span text:style-name="T1">Balde</text:span> Ibrahima Sory<text:tab/><text:span text:style-name="T6">()</text:span></text:p>
            </text:list-item>
            <text:list-item>
              <text:p text:style-name="P26">M. <text:span text:style-name="T1">Cadon</text:span> Mehdi-Jonathan<text:tab/><text:span text:style-name="T6">(chef de projet)</text:span></text:p>
            </text:list-item>
            <text:list-item>
              <text:p text:style-name="P26"><text:span text:style-name="T1">M. Gairoard</text:span> Lionel<text:tab/><text:tab/><text:span text:style-name="T6">(secrétaire)</text:span></text:p>
            </text:list-item>
            <text:list-item>
              <text:p text:style-name="P26"><text:span text:style-name="T1">M. Pachy</text:span> Ravi<text:tab/><text:tab/><text:span text:style-name="T6">()</text:span></text:p>
            </text:list-item>
            <text:list-item>
              <text:p text:style-name="P26">Mlle. <text:span text:style-name="T1">Toure</text:span> Ahoua Khady<text:tab/><text:span text:style-name="T6">()</text:span></text:p>
            </text:list-item>
          </text:list>
        </text:list-item>
      </text:list>
      <text:h text:style-name="Heading_20_1" text:outline-level="1"><text:bookmark-start text:name="__RefHeading__1693_1578152125"/>Points abordés<text:bookmark-end text:name="__RefHeading__1693_1578152125"/></text:h>
      <text:p text:style-name="Text_20_body">Pour commencer, il a été abordé les différentes modifications <text:span text:style-name="T4">à apporter aux documents partagés que sont</text:span> :</text:p>
      <text:list xml:id="list579213168" text:style-name="L2">
        <text:list-item>
          <text:p text:style-name="P27"><text:span text:style-name="T4">I</text:span>ndiquer e<text:span text:style-name="T4">n vis à vis du nom, </text:span>le rôle de chaque personne ;</text:p>
        </text:list-item>
        <text:list-item>
          <text:p text:style-name="P27"><text:span text:style-name="T4">Indiquer </text:span>un historique de toutes les actions <text:span text:style-name="T4">déjà menées et </text:span>à mener ;</text:p>
        </text:list-item>
        <text:list-item>
          <text:p text:style-name="P27">M<text:span text:style-name="T4">aintenir une </text:span>introduction <text:span text:style-name="T4">à chaque chapitre afin de préciser son contenu ;</text:span></text:p>
        </text:list-item>
        <text:list-item>
          <text:p text:style-name="P27">S<text:span text:style-name="T4">chématiser dés que possible ;</text:span></text:p>
        </text:list-item>
      </text:list>
      <text:p text:style-name="Text_20_body"/>
      <text:h text:style-name="Heading_20_2" text:outline-level="2"><text:bookmark-start text:name="__RefHeading__3600_1982924859"/><text:soft-page-break/>Changements apportés au cahier de charge<text:bookmark-end text:name="__RefHeading__3600_1982924859"/></text:h>
      <text:p text:style-name="P14">Suite à la présentation de la version 1.0 du cahier des charge<text:span text:style-name="T4">s</text:span>, plusieurs éclaircissements ont été apportés à différents niveaux.</text:p>
      <text:h text:style-name="Heading_20_3" text:outline-level="3"><text:bookmark-start text:name="__RefHeading__3602_1982924859"/><text:span text:style-name="T4">C</text:span>ontexte métier<text:bookmark-end text:name="__RefHeading__3602_1982924859"/></text:h>
      <text:p text:style-name="P14">Il convient de <text:span text:style-name="T4">se contenter de </text:span>décrire, <text:span text:style-name="T4">avec le plus d'exactitude possible, </text:span>l'architecture existante, <text:span text:style-name="T4">sans faire l'erreur d'imposer quoi que ce soit dans cette partie du cahier des charges</text:span>.</text:p>
      <text:p text:style-name="P14">Par ailleurs il <text:span text:style-name="T4">est préférable d'</text:span>indiquer dans le cahier de<text:span text:style-name="T4">s</text:span> charge<text:span text:style-name="T4">s</text:span> tout projet connexe <text:span text:style-name="T4">susceptible d'impacter directement ou indirectement le projet propre au cahier des charges</text:span>.</text:p>
      <text:h text:style-name="Heading_20_3" text:outline-level="3"><text:bookmark-start text:name="__RefHeading__3604_1982924859"/><text:span text:style-name="T4">U</text:span>tilisateurs et machines clientes<text:bookmark-end text:name="__RefHeading__3604_1982924859"/></text:h>
      <text:p text:style-name="P28">Il paraît important de notifier toutes les compétences techniques internes <text:span text:style-name="T5">à la maîtrise d'ouvrage, telles que ses </text:span>compétence<text:span text:style-name="T5">s</text:span> <text:span text:style-name="T5">en</text:span> télécoms, qui peuvent <text:span text:style-name="T5">orienter </text:span>la mise en œuvre du produit final.</text:p>
      <text:p text:style-name="P28"><text:span text:style-name="T5">Également, l</text:span>e cahier de<text:span text:style-name="T4">s</text:span> charge<text:span text:style-name="T4">s</text:span> d<text:span text:style-name="T5">evra</text:span> contenir la description des <text:span text:style-name="T5">différents </text:span>types d'utilisateurs <text:span text:style-name="T5">ainsi que</text:span> leur niveau d<text:span text:style-name="T4">'</text:span>accès au données.</text:p>
      <text:p text:style-name="P28"><text:span text:style-name="T5">Enfin, il faudra détailler les </text:span>machines clientes sur lesquelles la solution sera implantée, indiquer <text:span text:style-name="T5">ce qui sera attendu entre un client léger et un client lourd</text:span>.</text:p>
      <text:h text:style-name="Heading_20_3" text:outline-level="3"><text:bookmark-start text:name="__RefHeading__3606_1982924859"/><text:span text:style-name="T4">D</text:span>omaine technique<text:bookmark-end text:name="__RefHeading__3606_1982924859"/></text:h>
      <text:p text:style-name="P14"><text:span text:style-name="T4">Il est apparu nécessaire de préciser la détention, le cas échéant, d</text:span>es solutions de sauvegarde <text:span text:style-name="T4">d</text:span>e données, de maintenance, <text:span text:style-name="T4">d'antivirus, ainsi que d</text:span>es licences.</text:p>
      <text:h text:style-name="Heading_20_3" text:outline-level="3"><text:bookmark-start text:name="__RefHeading__3608_1982924859"/><text:span text:style-name="T4">M</text:span>émoire financi<text:span text:style-name="T4">er</text:span><text:bookmark-end text:name="__RefHeading__3608_1982924859"/></text:h>
      <text:p text:style-name="Text_20_body">Tout<text:span text:style-name="T4">e réponse à un</text:span> cahier de<text:span text:style-name="T4">s</text:span> charge<text:span text:style-name="T4">s</text:span> doit <text:span text:style-name="T4">s'accompagner</text:span> <text:span text:style-name="T4">d'</text:span>un mémoire financi<text:span text:style-name="T4">er</text:span> <text:span text:style-name="T4">précisant </text:span>le prix de toutes les charges <text:span text:style-name="T4">(</text:span>logiciel<text:span text:style-name="T4">les</text:span>, matériel<text:span text:style-name="T4">les</text:span>, <text:span text:style-name="T4">de </text:span>service, ...) <text:span text:style-name="T4">relatives à la réalisation </text:span>du projet.</text:p>
      <text:p text:style-name="Text_20_body"/>
      <text:h text:style-name="Heading_20_3" text:outline-level="3"><text:bookmark-start text:name="__RefHeading__3610_1982924859"/><text:soft-page-break/><text:span text:style-name="T4">N</text:span>orme AFNOR NF XR50-15<text:bookmark text:name="Plan-type_selon_la_norme_AFNOR_NF_X50-151"/>1<text:bookmark-end text:name="__RefHeading__3610_1982924859"/></text:h>
      <text:p text:style-name="Text_20_body"><text:span text:style-name="T4">Après présentation de la norme AFNOR NF XR50-151, il a été énoncé le souhait de suivre cette dernière dans la réalisation du cahier des charges. Pour rappel, cette norme </text:span>propos<text:span text:style-name="T4">e</text:span> un plan type de rédaction d<text:span text:style-name="T4">e</text:span> cahier des charges appli<text:span text:style-name="T4">cable</text:span> à tous <text:span text:style-name="T4">types de</text:span> projets.</text:p>
      <text:h text:style-name="Heading_20_2" text:outline-level="2"><text:bookmark-start text:name="__RefHeading__3744_1982924859"/><text:span text:style-name="T6">Objectifs en vue de la prochaine réunion</text:span><text:bookmark-end text:name="__RefHeading__3744_1982924859"/></text:h>
      <text:p text:style-name="P29"><text:span text:style-name="T6">Pour la prochaine réunion, il a été demandé de finir la réalisation du cahier des charges. Une version finale ou, dans le pire des cas, quasi-finale sera donc attendue.</text:span></text:p>
      <text:h text:style-name="P17" text:outline-level="1"><text:bookmark-start text:name="__RefHeading__3746_1982924859"/><text:span text:style-name="T6">Fiche d'itération prévisionnelle</text:span><text:bookmark-end text:name="__RefHeading__3746_1982924859"/></text:h>
      <text:p text:style-name="P29"><text:span text:style-name="T6">Afin de répondre aux objectifs imposés, l'assistance à maîtrise d'ouvrage a décidé de découper les tâches et les rôles de la façon suivante :</text:span></text:p>
      <text:p text:style-name="P2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contextual-spacing="false" style:shadow="none" fo:keep-with-next="always" style:join-border="false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style:contextual-spacing="false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contextual-spacing="false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 style:contextual-spacing="false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style:page-number="auto" fo:padding="0.049cm" fo:border="0.06pt solid #000000" style:shadow="#006699 0.199cm 0.199cm" style:join-border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0.06pt solid #000000" fo:border-top="none" fo:border-bottom="0.06pt solid #000000" style:shadow="#3399ff 0.199cm 0.199cm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6pt solid #000000" style:shadow="#99ccff 0.199cm 0.199cm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padding="0cm" fo:border-left="none" fo:border-right="none" fo:border-top="none" fo:border-bottom="0.06pt solid #000000" style:shadow="#cfe7f5 0.199cm 0.199cm" style:join-border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padding="0cm" fo:border-left="none" fo:border-right="none" fo:border-top="none" fo:border-bottom="0.06pt solid #000000" style:shadow="#ffffff 0.199cm 0.199cm" style:join-border="false"/>
      <style:text-properties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padding="0cm" fo:border-left="none" fo:border-right="none" fo:border-top="none" fo:border-bottom="0.06pt solid #006699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padding="0cm" fo:border-left="none" fo:border-right="none" fo:border-top="none" fo:border-bottom="0.06pt solid #3399ff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padding="0cm" fo:border-left="none" fo:border-right="none" fo:border-top="none" fo:border-bottom="0.06pt solid #99ccff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padding="0cm" fo:border-left="none" fo:border-right="none" fo:border-top="none" fo:border-bottom="0.06pt solid #cfe7f5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padding="0cm" fo:border-left="none" fo:border-right="none" fo:border-top="none" fo:border-bottom="0.06pt solid #ffffff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style:contextual-spacing="false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hors_20_contenu" style:display-name="Titre hors contenu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estation d'AMO</text:title></text:p>
              <text:p text:style-name="Sous-titre_20_d_27_en-tête"><text:subject>Compte rendu de réunion du 2014-02-14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-AMO-CR-002</text:variable-get></text:p>
            </table:table-cell>
            <table:table-cell table:style-name="Tableau3.A1" office:value-type="string">
              <text:p text:style-name="MP2">Date : <text:date style:data-style-name="N84" text:date-value="2014-02-17T11:21:44.99">2014-02-17</text:date></text:p>
            </table:table-cell>
            <table:table-cell table:style-name="Tableau3.C1" office:value-type="string">
              <text:p text:style-name="MP2">Version : <text:user-defined style:data-style-name="N0" text:name="Numéro du document">1.2</text:user-defined></text:p>
            </table:table-cell>
          </table:table-row>
        </table:table>
        <text:p text:style-name="MP3"/>
      </style:header>
      <style:footer>
        <text:p text:style-name="Footer"><text:page-number text:select-page="current">6</text:page-number> / 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5:06:14</meta:creation-date>
    <meta:editing-duration>P0D</meta:editing-duration>
    <meta:editing-cycles>1</meta:editing-cycles>
    <meta:generator>LibreOffice/3.6$Linux_x86 LibreOffice_project/e183d5b-f8ccaf6-3804794-95b4be8-895629</meta:generator>
    <dc:title>Demande de pestation d'AMO</dc:title>
    <dc:subject>Compte rendu de réunion du 2014-02-14</dc:subject>
    <meta:document-statistic meta:table-count="6" meta:image-count="0" meta:object-count="0" meta:page-count="6" meta:paragraph-count="102" meta:word-count="709" meta:character-count="4490" meta:non-whitespace-character-count="3903"/>
    <meta:user-defined meta:name="Client">Garmir Khatch</meta:user-defined>
    <meta:user-defined meta:name="Numéro du document">1.2</meta:user-defined>
    <meta:user-defined meta:name="Référence">GK-AF2014B-AMO-CC</meta:user-defined>
    <meta:user-defined meta:name="Éditeur">Amu Fsi 2014 B</meta:user-defined>
  </office:meta>
</office:document-meta>
</file>